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40aa5" officeooo:paragraph-rsid="00040aa5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040aa5" officeooo:paragraph-rsid="00040aa5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2pt" fo:font-weight="normal" officeooo:rsid="00040aa5" officeooo:paragraph-rsid="00040aa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4ca4b" officeooo:paragraph-rsid="0004ca4b" style:font-size-asian="10.5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4c4f7"/>
    </style:style>
    <style:style style:name="T4" style:family="text">
      <style:text-properties style:text-position="0% 100%" officeooo:rsid="00052f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wer of Hanoi</text:p>
      <text:p text:style-name="P2">The Tower of Hanoi, also called Tower of Brahma, is a mathematical puzzle created by French Mathematician Edouard Lucas in 1883. It involves 3 vertical pegs named A, B, and C, and a number of differently sized disks that can be moved from one peg to the other. The game starts with an N number of disks (depending on the intended difficulty of the puzzle) placed on peg A in ascending order from the biggest to the smallest. The rules of the puzzle are:</text:p>
      <text:list xml:id="list2561979433" text:style-name="L1">
        <text:list-item>
          <text:p text:style-name="P3">The player moves a disk from the top of one peg to the top of another.</text:p>
        </text:list-item>
        <text:list-item>
          <text:p text:style-name="P3">The player can only move 1 disk at a time.</text:p>
        </text:list-item>
        <text:list-item>
          <text:p text:style-name="P3">The player cannot place a smaller disk on top of a bigger disk.</text:p>
        </text:list-item>
        <text:list-item>
          <text:p text:style-name="P3">The player wins when he moves all N disks from peg A to peg C in ascending order from the biggest to the smallest.</text:p>
        </text:list-item>
      </text:list>
      <text:p text:style-name="P2">The game starts out easy with a few disks but gets exponentially more complicated as the number of total disks increases. If the game involves N disks, then the number of optimal moves that the player can make to win is 2<text:span text:style-name="T1">n</text:span><text:span text:style-name="T2"> – 1. </text:span><text:span text:style-name="T3">This means that for 64 disks if a computer can make 100,000,000,000 (100 billion) moves per second, the computer will finish the puzzle in about 6 years!</text:span></text:p>
      <text:p text:style-name="P4"><text:span text:style-name="T2">There is only 1 optimal way to play the game, but there are a number of different algorithms that can give this result. In our case we use an algorithm that utilizes recursion: If the way to move N-1 number of disk</text:span><text:span text:style-name="T4">s</text:span><text:span text:style-name="T2"> from peg A to peg C through peg B is known, then use it to move them from peg A to peg B through peg C, then move the last (and biggest) disk from A to C, and finally move the N-1 disk rom peg B to peg C through peg A. </text:span><text:span text:style-name="T4">We apply the same technique to move the N-1 disks from A to C using the algorithm for N-2 disks and so 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21:29:38.456205645</meta:creation-date>
    <meta:editing-duration>PT13M16S</meta:editing-duration>
    <meta:editing-cycles>3</meta:editing-cycles>
    <meta:generator>LibreOffice/6.0.7.3$Linux_X86_64 LibreOffice_project/00m0$Build-3</meta:generator>
    <dc:date>2019-11-09T22:03:15.552244937</dc:date>
    <meta:document-statistic meta:table-count="0" meta:image-count="0" meta:object-count="0" meta:page-count="1" meta:paragraph-count="8" meta:word-count="341" meta:character-count="1682" meta:non-whitespace-character-count="1352"/>
    <meta:template xlink:type="simple" xlink:actuate="onRequest" xlink:title="template" xlink:href="../../../../../Templates/template.ott" meta:date="2019-11-09T21:29:37.509782932"/>
  </office:meta>
</office:document-meta>
</file>